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1" office:value-type="string" calcext:value-type="string">
            <text:p>ChemistNam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FreeSrip</text:p>
          </table:table-cell>
          <table:table-cell table:style-name="ce1" office:value-type="string" calcext:value-type="string">
            <text:p>SELL STRIP</text:p>
          </table:table-cell>
          <table:table-cell table:style-name="ce1" office:value-type="string" calcext:value-type="string">
            <text:p>ExpiredQty</text:p>
          </table:table-cell>
          <table:table-cell table:style-name="ce1" office:value-type="string" calcext:value-type="string">
            <text:p>ReturnQty</text:p>
          </table:table-cell>
          <table:table-cell table:style-name="ce1" office:value-type="string" calcext:value-type="string">
            <text:p>DamageQty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DivisionName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BIO AZAPIN TAB, 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CDH FORTE TAB, 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E TEGO TAB, 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ETIWELL 0.25 TAB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R ZOLE L CAP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ROZTOR 10 TAB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ROZTOR GOLD-10 CAP, 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ROZTOR-A CAP, 1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TELEXA 40 TAB, 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TELEXA AM TAB, 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3D HOSPICARE, BHAVNAGAR</text:p>
          </table:table-cell>
          <table:table-cell office:value-type="string" calcext:value-type="string">
            <text:p>TELEXA M 25, 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AROGYAM PHARMACY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NKUR MEDICAL STORE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NKUR MEDICAL STORE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NKUR MEDICAL STORE, BHAVNAGAR</text:p>
          </table:table-cell>
          <table:table-cell office:value-type="string" calcext:value-type="string">
            <text:p>BIO-ANXIT-CZ 0.5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NKUR MEDICAL STORE, BHAVNAGAR</text:p>
          </table:table-cell>
          <table:table-cell office:value-type="string" calcext:value-type="string">
            <text:p>BIOMET G1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NKUR MEDICAL STORE, BHAVNAGAR</text:p>
          </table:table-cell>
          <table:table-cell office:value-type="string" calcext:value-type="string">
            <text:p>BIOPRE-NT TAB, 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NKUR MEDICAL STORE, BHAVNAGAR</text:p>
          </table:table-cell>
          <table:table-cell office:value-type="string" calcext:value-type="string">
            <text:p>CDH FORTE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NKUR MEDICAL STORE, BHAVNAGAR</text:p>
          </table:table-cell>
          <table:table-cell office:value-type="string" calcext:value-type="string">
            <text:p>ROZTOR-A CAP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 II(SHIVAJI)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 II(SHIVAJI), BHAVNAGAR</text:p>
          </table:table-cell>
          <table:table-cell office:value-type="string" calcext:value-type="string">
            <text:p>ROZTOR-A CAP, 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(SANSKAR)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(SANSKAR)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(SANSKAR), BHAVNAGAR</text:p>
          </table:table-cell>
          <table:table-cell office:value-type="string" calcext:value-type="string">
            <text:p>R ZOLE L CAP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-IV(SAMVED)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-IV(SAMVED), BHAVNAGAR</text:p>
          </table:table-cell>
          <table:table-cell office:value-type="string" calcext:value-type="string">
            <text:p>BIO-ANXIT-CZ 0.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-IV(SAMVED), BHAVNAGAR</text:p>
          </table:table-cell>
          <table:table-cell office:value-type="string" calcext:value-type="string">
            <text:p>E TEGO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ROGYA MEDICAL &amp; PATHOLOGY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ROGYA MEDICAL &amp; PATHOLOGY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ROGYA MEDICAL &amp; PATHOLOGY, BHAVNAGAR</text:p>
          </table:table-cell>
          <table:table-cell office:value-type="string" calcext:value-type="string">
            <text:p>BIO-ANXIT-CZ 0.5, 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ROGYA MEDICAL &amp; PATHOLOGY, BHAVNAGAR</text:p>
          </table:table-cell>
          <table:table-cell office:value-type="string" calcext:value-type="string">
            <text:p>BIOMMF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BALAJI MEDICAL &amp; GENERAL STORE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BRAHM SEVA FOUNDATION, BHAVNAGAR</text:p>
          </table:table-cell>
          <table:table-cell office:value-type="string" calcext:value-type="string">
            <text:p>BIOZA 6 TAB, 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BRAHMANI MEDICAL HALL, BHAVNAGAR</text:p>
          </table:table-cell>
          <table:table-cell office:value-type="string" calcext:value-type="string">
            <text:p>ETIWELL 0.5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COMRED MEDICO.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COMRED MEDICO.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DIAMOND MEDI &amp; GENE STORE, BHAVNAGAR</text:p>
          </table:table-cell>
          <table:table-cell office:value-type="string" calcext:value-type="string">
            <text:p>BIO AZAPIN TAB, 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DIAMOND MEDI &amp; GENE STORE, BHAVNAGAR</text:p>
          </table:table-cell>
          <table:table-cell office:value-type="string" calcext:value-type="string">
            <text:p>BIO-ANXIT-CZ 0.5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DIAMOND MEDI &amp; GENE STORE, BHAVNAGAR</text:p>
          </table:table-cell>
          <table:table-cell office:value-type="string" calcext:value-type="string">
            <text:p>ROZTOR 10 TAB, 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DIAMOND PHARMACY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DR.HANIF LAKHANI, BHAVNAGAR</text:p>
          </table:table-cell>
          <table:table-cell office:value-type="string" calcext:value-type="string">
            <text:p>BIO AZAPIN TAB, 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GAJANAND PHARMACY(SALE)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GAJANAND PHARMACY(SALE), BHAVNAGAR</text:p>
          </table:table-cell>
          <table:table-cell office:value-type="string" calcext:value-type="string">
            <text:p>BIOMMF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GAJANAND PHARMACY(SALE), BHAVNAGAR</text:p>
          </table:table-cell>
          <table:table-cell office:value-type="string" calcext:value-type="string">
            <text:p>ROZTOR GOLD-10 CAP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GAJANAND PHARMACY(SALE), BHAVNAGAR</text:p>
          </table:table-cell>
          <table:table-cell office:value-type="string" calcext:value-type="string">
            <text:p>TELEXA AM TAB, 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GAYATRI MEDICAL STORE, SIHO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GAYATRI MEDICAL STORE, SIHOR</text:p>
          </table:table-cell>
          <table:table-cell office:value-type="string" calcext:value-type="string">
            <text:p>TELEXA 40 TAB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HARIKRUSHNA MEDICINE, BHAVNAGAR</text:p>
          </table:table-cell>
          <table:table-cell office:value-type="string" calcext:value-type="string">
            <text:p>CDH FORTE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HIMALAY MEDICAL AND CONSUMERS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HIMALAY MEDICAL AND CONSUMERS, BHAVNAGAR</text:p>
          </table:table-cell>
          <table:table-cell office:value-type="string" calcext:value-type="string">
            <text:p>BIOZA 6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HIREN MEDICAL STORES, BHAVNAGAR</text:p>
          </table:table-cell>
          <table:table-cell office:value-type="string" calcext:value-type="string">
            <text:p>BIO AZAPIN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HIREN MEDICAL STORES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HIREN MEDICAL&amp; GEN.STORE (RAM MANTRA), BHAVNAG</text:p>
          </table:table-cell>
          <table:table-cell office:value-type="string" calcext:value-type="string">
            <text:p>BIOTENLY M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KAMAL MEDICAL STORE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KAMAL MEDICAL STORE, BHAVNAGAR</text:p>
          </table:table-cell>
          <table:table-cell office:value-type="string" calcext:value-type="string">
            <text:p>R ZOLE DSR CAP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KIRAN MEDICAL &amp; GENERAL STORE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LABDHI MEDICAL STORE, BHAVNAGAR</text:p>
          </table:table-cell>
          <table:table-cell office:value-type="string" calcext:value-type="string">
            <text:p>R ZOLE L CAP, 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MAHADEV MEDICAL &amp; GEN.(KALIYAB, BHAVNAGAR</text:p>
          </table:table-cell>
          <table:table-cell office:value-type="string" calcext:value-type="string">
            <text:p>ROZTOR 10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MAHADEV MEDICAL &amp; GEN.(KALIYAB, BHAVNAGAR</text:p>
          </table:table-cell>
          <table:table-cell office:value-type="string" calcext:value-type="string">
            <text:p>TELEXA AM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MAHADEV PHARMACY, BHAVNAGAR</text:p>
          </table:table-cell>
          <table:table-cell office:value-type="string" calcext:value-type="string">
            <text:p>ROZTOR-A CAP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MATANGI MEDI &amp; GENE SOTRE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MOHIT MEDICAL &amp; GEN. STORE, SIDSAR</text:p>
          </table:table-cell>
          <table:table-cell office:value-type="string" calcext:value-type="string">
            <text:p>CDH FORTE TAB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MOHIT MEDICINES, BHAVNAGAR</text:p>
          </table:table-cell>
          <table:table-cell office:value-type="string" calcext:value-type="string">
            <text:p>BIO AZAPIN TAB, 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NIKUNJ MEDICAL &amp; GENERAL STORE, BHAVNAGAR</text:p>
          </table:table-cell>
          <table:table-cell office:value-type="string" calcext:value-type="string">
            <text:p>BIO AZAPIN TAB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NILESH MEDICAL &amp; GENERAL STORE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NILESH MEDICAL &amp; GENERAL STORE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NILESH MEDICAL STORE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NILESH MEDICAL STORE, BHAVNAGAR</text:p>
          </table:table-cell>
          <table:table-cell office:value-type="string" calcext:value-type="string">
            <text:p>ROZTOR GOLD-10 CAP, 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PARTH MEDICINES (LILA CIRCLE)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PARTH MEDICINES (LILA CIRCLE)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PARTH MEDICINES (LILA CIRCLE), BHAVNAGAR</text:p>
          </table:table-cell>
          <table:table-cell office:value-type="string" calcext:value-type="string">
            <text:p>ROZTOR 5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PARTH MEDICINES (LILA CIRCLE), BHAVNAGAR</text:p>
          </table:table-cell>
          <table:table-cell office:value-type="string" calcext:value-type="string">
            <text:p>TELEXA M 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PATEL MEDICAL SHOP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ADHEKRISHNA MEDICIN, BHAVNAGAR</text:p>
          </table:table-cell>
          <table:table-cell office:value-type="string" calcext:value-type="string">
            <text:p>ETIWELL 0.5 TAB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ADHEKRISHNA MEDICIN, BHAVNAGAR</text:p>
          </table:table-cell>
          <table:table-cell office:value-type="string" calcext:value-type="string">
            <text:p>TELEXA M 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ACHDEV MEDICAL &amp; GENERAL STOR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ACHDEV MEDICAL &amp; GENERAL STOR, BHAVNAGAR</text:p>
          </table:table-cell>
          <table:table-cell office:value-type="string" calcext:value-type="string">
            <text:p>BIO-ANXIT-CZ 0.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AMIR MEDICAL STORE [SANGHEDYA, BHAVNAGAR</text:p>
          </table:table-cell>
          <table:table-cell office:value-type="string" calcext:value-type="string">
            <text:p>TELEXA-M50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AURASHTRA MEDICAL, BHAVNAGAR</text:p>
          </table:table-cell>
          <table:table-cell office:value-type="string" calcext:value-type="string">
            <text:p>BIO AZAPIN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EE GANESH MEDICAL &amp; GEN. STORE CHITRA, BHAV</text:p>
          </table:table-cell>
          <table:table-cell office:value-type="string" calcext:value-type="string">
            <text:p>BIOMET G2 TAB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EE SHYAM MEDICAL &amp; GEN.UPRK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 RAM M.&amp;.G.STORE [RAM MANT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 RAM M.&amp;.G.STORE [RAM MANT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 RAM M.&amp;.G.STORE [RAM MANT, BHAVNAGAR</text:p>
          </table:table-cell>
          <table:table-cell office:value-type="string" calcext:value-type="string">
            <text:p>BIOZA 6 TAB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 RAM MEDICAL STORE (PALITANA), PALITANA</text:p>
          </table:table-cell>
          <table:table-cell office:value-type="string" calcext:value-type="string">
            <text:p>TELEXA 40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 RAM MEDICAL STORE (PALITANA), PALITANA</text:p>
          </table:table-cell>
          <table:table-cell office:value-type="string" calcext:value-type="string">
            <text:p>TELEXA AM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 SHIV MEDICAL STORE(RAM MA, BHAVNAGAR</text:p>
          </table:table-cell>
          <table:table-cell office:value-type="string" calcext:value-type="string">
            <text:p>CDH FORTE TAB, 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NATH MEDICAL STORE(PANCH)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UBHAM MEDICAL STORE(SIR T)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ITARAM PHARMACY, BHAVNAGAR</text:p>
          </table:table-cell>
          <table:table-cell office:value-type="string" calcext:value-type="string">
            <text:p>CDH FORTE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ONA MEDICAL STORE(SHISHUVIHAR), BHAVNAGAR</text:p>
          </table:table-cell>
          <table:table-cell office:value-type="string" calcext:value-type="string">
            <text:p>BIO ANXIT TAB, 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ONA MEDICAL STORE(SHISHUVIHAR), BHAVNAGAR</text:p>
          </table:table-cell>
          <table:table-cell office:value-type="string" calcext:value-type="string">
            <text:p>BIO-ANXIT-CZ 0.25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ONA MEDICAL STORE(SHISHUVIHAR), BHAVNAGAR</text:p>
          </table:table-cell>
          <table:table-cell office:value-type="string" calcext:value-type="string">
            <text:p>BIOPRE-NT TAB, 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UNIVERSAL MEDICINES (SANKAR M), BHAVNAGAR</text:p>
          </table:table-cell>
          <table:table-cell office:value-type="string" calcext:value-type="string">
            <text:p>STELLA 60K, 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VAHEGURU MEDICAL &amp; GENERAL STO, BHAVNAGAR</text:p>
          </table:table-cell>
          <table:table-cell office:value-type="string" calcext:value-type="string">
            <text:p>BIOPRE-NT TAB, 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VIMAL MEDICAL STORE, BHAVNAGAR</text:p>
          </table:table-cell>
          <table:table-cell office:value-type="string" calcext:value-type="string">
            <text:p>E TEGO TAB, 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59:18.977417204</meta:creation-date>
    <meta:generator>LibreOffice/7.3.7.2$Linux_X86_64 LibreOffice_project/30$Build-2</meta:generator>
    <dc:date>2023-11-03T18:27:46.579271156</dc:date>
    <meta:editing-duration>PT28M25S</meta:editing-duration>
    <meta:editing-cycles>6</meta:editing-cycles>
    <meta:document-statistic meta:table-count="1" meta:cell-count="990" meta:object-count="0"/>
  </office:meta>
</office:document-meta>
</file>